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bcdcc"/>
    </style:style>
    <style:style style:name="P7" style:family="paragraph" style:parent-style-name="Text_20_body" style:list-style-name="L1">
      <style:text-properties officeooo:paragraph-rsid="002bef50"/>
    </style:style>
    <style:style style:name="P8" style:family="paragraph" style:parent-style-name="Text_20_body" style:list-style-name="L1">
      <style:text-properties officeooo:paragraph-rsid="002eeafc"/>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22" style:family="paragraph" style:parent-style-name="Text_20_body" style:list-style-name="L1">
      <style:text-properties style:font-name="Comic Sans MS" officeooo:paragraph-rsid="002eeafc"/>
    </style:style>
    <style:style style:name="P23" style:family="paragraph" style:parent-style-name="Text_20_body" style:list-style-name="L1">
      <style:text-properties style:font-name="Comic Sans MS" officeooo:rsid="003045a5" officeooo:paragraph-rsid="003045a5"/>
    </style:style>
    <style:style style:name="P24" style:family="paragraph" style:parent-style-name="Text_20_body" style:list-style-name="L1">
      <style:text-properties style:font-name="Comic Sans MS" officeooo:rsid="0030b366" officeooo:paragraph-rsid="0030b366"/>
    </style:style>
    <style:style style:name="P25" style:family="paragraph" style:parent-style-name="Text_20_body" style:list-style-name="L1">
      <style:text-properties style:font-name="Comic Sans MS" officeooo:rsid="0032e82e" officeooo:paragraph-rsid="0032e82e"/>
    </style:style>
    <style:style style:name="P26" style:family="paragraph" style:parent-style-name="Text_20_body" style:list-style-name="L1">
      <style:text-properties style:font-name="Comic Sans MS" officeooo:rsid="00348bad" officeooo:paragraph-rsid="00348bad"/>
    </style:style>
    <style:style style:name="P27" style:family="paragraph" style:parent-style-name="Text_20_body" style:list-style-name="L1">
      <style:text-properties style:font-name="Comic Sans MS" officeooo:rsid="0034de10" officeooo:paragraph-rsid="0034de10"/>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4pt" fo:font-style="normal" style:text-underline-style="none" fo:font-weight="normal" officeooo:rsid="00348ba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4pt" fo:font-style="normal" style:text-underline-style="none" fo:font-weight="normal" officeooo:rsid="0034de10" style:text-blinking="false" fo:background-color="transparent" loext:char-shading-value="0"/>
    </style:style>
    <style:style style:name="T16" style:family="text">
      <style:text-properties officeooo:rsid="002d647b"/>
    </style:style>
    <style:style style:name="T17" style:family="text">
      <style:text-properties officeooo:rsid="002eeafc"/>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5"><text:span text:style-name="T7">svolgimento:</text:span></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7">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8"><text:span text:style-name="T3">Fustagno</text:span></text:p>
              <text:list>
                <text:list-item>
                  <text:p text:style-name="P8"><text:span text:style-name="T8">durata:<text:tab/><text:tab/><text:tab/></text:span><text:span text:style-name="T3">quanto si vuole</text:span></text:p>
                </text:list-item>
                <text:list-item>
                  <text:p text:style-name="P6"><text:span text:style-name="T8">obbiettivo:<text:tab/><text:tab/></text:span><text:span text:style-name="T3">colpire il malcapitato</text:span></text:p>
                </text:list-item>
                <text:list-item>
                  <text:p text:style-name="P6"><text:span text:style-name="T8">materiali necessari:<text:tab/></text:span><text:span text:style-name="T3">un fustagno</text:span></text:p>
                </text:list-item>
                <text:list-item>
                  <text:p text:style-name="P6"><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text:p>
              <text:list>
                <text:list-item>
                  <text:p text:style-name="P18">durata:<text:tab/><text:tab/><text:tab/>dipende dalla bravura dei giocatori (da 5 min a 30 min per ogni round)</text:p>
                </text:list-item>
                <text:list-item>
                  <text:p text:style-name="P18">obbiettivo:<text:tab/><text:tab/>lanciare le proprie bocce vicine al boccino</text:p>
                </text:list-item>
                <text:list-item>
                  <text:p text:style-name="P18">materiali necessari:<text:tab/>8 bocce e un boccino</text:p>
                </text:list-item>
                <text:list-item>
                  <text:p text:style-name="P6"><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8">durata:<text:tab/><text:tab/><text:tab/>20/30 min</text:p>
                </text:list-item>
                <text:list-item>
                  <text:p text:style-name="P18">obbiettivo:<text:tab/><text:tab/>arrivare per primi</text:p>
                </text:list-item>
                <text:list-item>
                  <text:p text:style-name="P18">materiali necessari:<text:tab/>sacchi di iuta (o di un altro materiale adatto)</text:p>
                </text:list-item>
                <text:list-item>
                  <text:p text:style-name="P6"><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8">durata:<text:tab/><text:tab/><text:tab/>lo si può far durare quanto si vuole</text:p>
                </text:list-item>
                <text:list-item>
                  <text:p text:style-name="P18">obbiettivo:<text:tab/><text:tab/>fare più punti possibile</text:p>
                </text:list-item>
                <text:list-item>
                  <text:p text:style-name="P18">materiali necessari:<text:tab/>un fazzolettone</text:p>
                </text:list-item>
                <text:list-item>
                  <text:p text:style-name="P7"><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4">2 persone: uno porta in groppa l’altro o a carriola (l’animatore può imporne uno al momento della chiamata del numero)</text:p>
                        </text:list-item>
                        <text:list-item>
                          <text:p text:style-name="P15">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5">Percorso con lo spaghetto</text:p>
              <text:list>
                <text:list-item>
                  <text:p text:style-name="P19">durata:<text:tab/><text:tab/><text:tab/><text:span text:style-name="T16">30 min</text:span></text:p>
                </text:list-item>
                <text:list-item>
                  <text:p text:style-name="P20">obbiettivo:<text:tab/><text:tab/>fare un giro a testa nel minor tempo possibile</text:p>
                </text:list-item>
                <text:list-item>
                  <text:p text:style-name="P20">materiali necessari:<text:tab/>uno spaghetto ogni due persone e una sedia</text:p>
                </text:list-item>
                <text:list-item>
                  <text:p text:style-name="P16"><text:span text:style-name="T16">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
        </text:list-item>
        <text:list-item>
          <text:p text:style-name="P16">giochi da chiuso</text:p>
          <text:list>
            <text:list-item>
              <text:p text:style-name="P16">gioco delle sedie</text:p>
              <text:list>
                <text:list-item>
                  <text:p text:style-name="P16"><text:span text:style-name="T16">durata:<text:tab/><text:tab/><text:tab/></text:span>30 min</text:p>
                </text:list-item>
                <text:list-item>
                  <text:p text:style-name="P16"><text:soft-page-break/><text:span text:style-name="T16">obbiettivo:<text:tab/><text:tab/></text:span>restare l’ultima persona</text:p>
                </text:list-item>
                <text:list-item>
                  <text:p text:style-name="P16"><text:span text:style-name="T16">materiali necessari:<text:tab/></text:span>tante sedie quante i giocatori -1</text:p>
                </text:list-item>
                <text:list-item>
                  <text:p text:style-name="P17"><text:span text:style-name="T16">svolgimento:<text:tab/><text:tab/></text:span>si mettono tante sedie in cerchio, rivolte verso l’esterno, quanti i giocatori. si fa partire la musica e i ragazzi si mettono a girare intorno alle sedie <text:span text:style-name="T16">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7">gioco dei giornali</text:p>
              <text:list>
                <text:list-item>
                  <text:p text:style-name="P17"><text:span text:style-name="T17">duata:<text:tab/><text:tab/><text:tab/></text:span>15-30 min</text:p>
                </text:list-item>
                <text:list-item>
                  <text:p text:style-name="P17"><text:span text:style-name="T17">obbiettivo:<text:tab/><text:tab/></text:span>essere l’ultimo o l’ultima coppia</text:p>
                </text:list-item>
                <text:list-item>
                  <text:p text:style-name="P17"><text:span text:style-name="T17">materiali necessari:<text:tab/></text:span>un foglio di giornale a persona o a coppia</text:p>
                </text:list-item>
                <text:list-item>
                  <text:p text:style-name="P17">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7">dado colorato</text:p>
              <text:list>
                <text:list-item>
                  <text:p text:style-name="P17"><text:span text:style-name="T17">durata:<text:tab/><text:tab/><text:tab/></text:span>15-30 min</text:p>
                </text:list-item>
                <text:list-item>
                  <text:p text:style-name="P17"><text:span text:style-name="T17">obbiettivo:<text:tab/><text:tab/></text:span>essere il primo a sedersi di nuovo sulla propria sedia (NON deve esserci nessuno tra te e la sedia)</text:p>
                </text:list-item>
                <text:list-item>
                  <text:p text:style-name="P17"><text:span text:style-name="T17">materiali necessari:<text:tab/></text:span>una sedia a ragazzo, un dado con una faccia per ognuna delle quattro squadre, una faccia scambio e una faccia tutti.</text:p>
                </text:list-item>
                <text:list-item>
                  <text:p text:style-name="P17"><text:span text:style-name="T17">Svolgimento:<text:tab/><text:tab/></text:span>si dispongono le sedie in cerchio rivolte verso l’interno e l’animatore tira il dado. ci si muove in base al risultato del dado:</text:p>
                  <text:list>
                    <text:list-item>
                      <text:p text:style-name="P17"><text:soft-page-break/>se esce una delle squadre tutti i membri di quella squadra che non abbiano nessuno seduto sulle gambe si siedono sulla sedia alla loro destra o sulle gambe di chi è seduto alla loro destra</text:p>
                    </text:list-item>
                    <text:list-item>
                      <text:p text:style-name="P17">se esce scambio ci si scambia di ordine in cui si è seduti (se è seduta una sola persona su quella sedia non si fa nulla)</text:p>
                    </text:list-item>
                    <text:list-item>
                      <text:p text:style-name="P17">se esce tutti è come se fossero uscite tutte e 4 le facce delle squadre contemporaneamente</text:p>
                    </text:list-item>
                  </text:list>
                </text:list-item>
              </text:list>
            </text:list-item>
          </text:list>
        </text:list-item>
        <text:list-item>
          <text:p text:style-name="P17">giochi d’acqua</text:p>
          <text:list>
            <text:list-item>
              <text:p text:style-name="P17">percorso a ostacoli</text:p>
              <text:list>
                <text:list-item>
                  <text:p text:style-name="P17"><text:span text:style-name="T17">durata:<text:tab/><text:tab/><text:tab/></text:span>20 min (funziona a timer, si può decidere di cambiare la durata)</text:p>
                </text:list-item>
                <text:list-item>
                  <text:p text:style-name="P17"><text:span text:style-name="T17">obbiettivo:<text:tab/><text:tab/></text:span>essere la squadra che ha riempito di più il secchio alla fine del tempo</text:p>
                </text:list-item>
                <text:list-item>
                  <text:p text:style-name="P21"><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21"><text:soft-page-break/><text:span text:style-name="T1">lattine acquatiche</text:span></text:p>
              <text:list>
                <text:list-item>
                  <text:p text:style-name="P21"><text:span text:style-name="T2">durata:<text:tab/><text:tab/><text:tab/></text:span><text:span text:style-name="T1">20 min (funziona a timer, si può decidere di cambiare la durata)</text:span></text:p>
                </text:list-item>
                <text:list-item>
                  <text:p text:style-name="P21"><text:span text:style-name="T2">obbiettivo:<text:tab/><text:tab/></text:span><text:span text:style-name="T1">essere la squadra che ha riempito di più il secchio alla fine del tempo</text:span></text:p>
                </text:list-item>
                <text:list-item>
                  <text:p text:style-name="P21"><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21"><text:span text:style-name="T1">Giochi corti (da usare per occupare i tempi morti)</text:span></text:p>
          <text:list>
            <text:list-item>
              <text:p text:style-name="P21"><text:span text:style-name="T1">flipper</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 superstite</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text:span><text:soft-page-break/><text:span text:style-name="T1">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21"><text:span text:style-name="T1">schiaccia 7 </text:span><text:span text:style-name="T2">(o 9/</text:span><text:span text:style-name="T1">5/3</text:span><text:span text:style-name="T2">)</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21"><text:span text:style-name="T1">Pistolero</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1"><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21"><text:soft-page-break/><text:span text:style-name="T1">Ninja</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2"><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3"><text:span text:style-name="T11">Giochi da tavolo</text:span></text:p>
          <text:list>
            <text:list-item>
              <text:p text:style-name="P23"><text:span text:style-name="T11">Bruco Ballerino</text:span></text:p>
              <text:list>
                <text:list-item>
                  <text:p text:style-name="P23"><text:span text:style-name="T11">durata:<text:tab/><text:tab/><text:tab/>2 min a round (possono giocare dalle 2 alle 4 persone a round)</text:span></text:p>
                </text:list-item>
                <text:list-item>
                  <text:p text:style-name="P23"><text:span text:style-name="T11">obbiettivo:<text:tab/><text:tab/>mettere tutte le proprie palline sulle proprie zampe del bruco</text:span></text:p>
                </text:list-item>
                <text:list-item>
                  <text:p text:style-name="P24"><text:span text:style-name="T11">portato da:<text:tab/><text:tab/></text:span><text:span text:style-name="T13">Martina Abbagnara</text:span></text:p>
                </text:list-item>
                <text:list-item>
                  <text:p text:style-name="P23"><text:span text:style-name="T11">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span></text:p>
                </text:list-item>
              </text:list>
            </text:list-item>
            <text:list-item>
              <text:p text:style-name="P25"><text:span text:style-name="T11">Jenga</text:span></text:p>
              <text:list>
                <text:list-item>
                  <text:p text:style-name="P25"><text:soft-page-break/><text:span text:style-name="T11">durata:<text:tab/><text:tab/><text:tab/>15/20 min dipende dalla partita</text:span></text:p>
                </text:list-item>
                <text:list-item>
                  <text:p text:style-name="P25"><text:span text:style-name="T11">obbiettivo:<text:tab/><text:tab/>sfilare mattoncini dalla torre senza farla cadere, chi la fa cadere perde</text:span></text:p>
                </text:list-item>
                <text:list-item>
                  <text:p text:style-name="P25"><text:span text:style-name="T11">portato da:<text:tab/><text:tab/>della parrocchia</text:span></text:p>
                </text:list-item>
                <text:list-item>
                  <text:p text:style-name="P25"><text:span text:style-name="T11">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span></text:p>
                </text:list-item>
              </text:list>
            </text:list-item>
            <text:list-item>
              <text:p text:style-name="P25"><text:span text:style-name="T11">Memory</text:span></text:p>
              <text:list>
                <text:list-item>
                  <text:p text:style-name="P25"><text:span text:style-name="T11">durata:<text:tab/><text:tab/><text:tab/>circa 10 min, varia in base al numero di tessere</text:span></text:p>
                </text:list-item>
                <text:list-item>
                  <text:p text:style-name="P25"><text:span text:style-name="T11">obbiettivo:<text:tab/><text:tab/>trovare il maggior numero di coppie possibili</text:span></text:p>
                </text:list-item>
                <text:list-item>
                  <text:p text:style-name="P25"><text:span text:style-name="T11">portato da:<text:tab/><text:tab/>Eleonora Velleca</text:span></text:p>
                </text:list-item>
                <text:list-item>
                  <text:p text:style-name="P25"><text:span text:style-name="T11">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span></text:p>
                </text:list-item>
              </text:list>
            </text:list-item>
            <text:list-item>
              <text:p text:style-name="P25"><text:span text:style-name="T11">Twister</text:span></text:p>
              <text:list>
                <text:list-item>
                  <text:p text:style-name="P25"><text:span text:style-name="T11">durata:<text:tab/><text:tab/><text:tab/>dipende dall’abilità dei giocatori</text:span></text:p>
                </text:list-item>
                <text:list-item>
                  <text:p text:style-name="P25"><text:span text:style-name="T11">obbiettivo:<text:tab/><text:tab/>restare fermi nella posizione scelta fino al proprio prossimo turno e non cadere</text:span></text:p>
                </text:list-item>
                <text:list-item>
                  <text:p text:style-name="P25"><text:span text:style-name="T11">portato da:<text:tab/><text:tab/>Eleonora Velleca</text:span></text:p>
                </text:list-item>
                <text:list-item>
                  <text:p text:style-name="P25"><text:span text:style-name="T11">Svolgimento:<text:tab/><text:tab/>Un giocatore può muovere un solo arto su un colore per turno in base al risultato dell’orologio che </text:span><text:soft-page-break/><text:span text:style-name="T11">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span></text:p>
                </text:list-item>
              </text:list>
            </text:list-item>
            <text:list-item>
              <text:p text:style-name="P25"><text:span text:style-name="T11">Salva le scimmie</text:span></text:p>
              <text:list>
                <text:list-item>
                  <text:p text:style-name="P25"><text:span text:style-name="T11">durata:<text:tab/><text:tab/><text:tab/></text:span><text:span text:style-name="T14">15 min a round (da 2 a 4 giocatori a round)</text:span></text:p>
                </text:list-item>
                <text:list-item>
                  <text:p text:style-name="P26"><text:span text:style-name="T11">obbiettivo:<text:tab/><text:tab/>arrivare alla fine della partita con il minor numero di scimmie</text:span></text:p>
                </text:list-item>
                <text:list-item>
                  <text:p text:style-name="P26"><text:span text:style-name="T11">portato da:<text:tab/><text:tab/>Eleonora Velleca</text:span></text:p>
                </text:list-item>
                <text:list-item>
                  <text:p text:style-name="P26"><text:span text:style-name="T11">Svolgimento:<text:tab/><text:tab/>Create una griglia di bastoncini colorati attraverso l’albero e posizionate le scimmie all’interno.<text:line-break/>Tirate il dado e, a turno, estraete un bastoncino alla volta, prendendo quelli del colore indicato dal dado. Inizia il giocatore più giovane, poi senso orario.<text:line-break/>Se tutti i bastoncini di un colore fossero stati rimossi e tirando il dado uscisse quello stesso colore, siete fortunati e saltate il turno. Tutte le scimmie che cadono vengono assegnate a chi ha rimosso il bastoncino</text:span></text:p>
                </text:list-item>
              </text:list>
            </text:list-item>
            <text:list-item>
              <text:p text:style-name="P26"><text:span text:style-name="T11">Indovina chi</text:span></text:p>
              <text:list>
                <text:list-item>
                  <text:p text:style-name="P26"><text:span text:style-name="T11">durata:<text:tab/><text:tab/><text:tab/></text:span><text:span text:style-name="T15">5-10 min</text:span></text:p>
                </text:list-item>
                <text:list-item>
                  <text:p text:style-name="P27"><text:span text:style-name="T11">obbiettivo:<text:tab/><text:tab/>scoprire l’identità dell’avversario</text:span></text:p>
                </text:list-item>
                <text:list-item>
                  <text:p text:style-name="P27"><text:span text:style-name="T11">portato da:<text:tab/><text:tab/>Eleonora Velleca (da considerare ma è mezzo distrutto)</text:span></text:p>
                </text:list-item>
                <text:list-item>
                  <text:p text:style-name="P27"><text:span text:style-name="T11">Svolgimento:<text:tab/><text:tab/>I giocatori si fanno a turno una domanda a cui si può rispondere sì o no. Ad ogni risposta, chiudi tutte le finestrelle dei personaggi che non corrispondono alla risposta </text:span><text:soft-page-break/><text:span text:style-name="T11">che hai ottenuto, fino a quando non resterà un solo personaggio</text:span></text:p>
                </text:list-item>
              </text:list>
            </text:list-item>
            <text:list-item>
              <text:p text:style-name="P27"><text:span text:style-name="T11"/></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07T19:19:33.050000000</dc:date>
    <meta:editing-duration>PT7H44M17S</meta:editing-duration>
    <meta:editing-cycles>16</meta:editing-cycles>
    <meta:print-date>2024-06-07T16:52:10.579000000</meta:print-date>
    <meta:printed-by>File PDF</meta:printed-by>
    <meta:document-statistic meta:table-count="1" meta:image-count="1" meta:object-count="0" meta:page-count="17" meta:paragraph-count="228" meta:word-count="3689" meta:character-count="21265" meta:non-whitespace-character-count="17846"/>
  </office:meta>
</office:document-meta>
</file>